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blem – Solution Fit </text:span></text:h>
      <text:p text:style-name="Text_20_body"><text:span text:style-name="Strong_20_Emphasis">Date:</text:span> 26 June 2025<text:line-break/><text:span text:style-name="Strong_20_Emphasis">Team ID:</text:span> 111111<text:line-break/><text:span text:style-name="Strong_20_Emphasis">Project Name:</text:span> Classification of Fabric Patterns Using Deep Learning<text:line-break/><text:span text:style-name="Strong_20_Emphasis">Maximum Marks:</text:span> 2 Marks</text:p>
      <text:p text:style-name="Horizontal_20_Line"/>
      <text:h text:style-name="Heading_20_3" text:outline-level="3"><text:span text:style-name="Strong_20_Emphasis">Problem – Solution Fit Overview</text:span></text:h>
      <text:p text:style-name="Text_20_body">The Problem–Solution Fit simply means that you have found a problem with your customer and that the solution you have realized for it actually solves the customer’s problem. It helps entrepreneurs, marketers, and corporate innovators identify behavioral patterns and recognize what would work and why.</text:p>
      <text:p text:style-name="Horizontal_20_Line"/>
      <text:h text:style-name="Heading_20_3" text:outline-level="3"><text:span text:style-name="Strong_20_Emphasis">Problem Faced by Customers</text:span></text:h>
      <text:list xml:id="list3282086723" text:style-name="L1">
        <text:list-item>
          <text:p text:style-name="P1">Manual classification of fabric patterns is time-consuming, error-prone, and not scalable.</text:p>
        </text:list-item>
        <text:list-item>
          <text:p text:style-name="P1">Inconsistent tagging and categorization in e-commerce platforms leads to search inaccuracies.</text:p>
        </text:list-item>
        <text:list-item>
          <text:p text:style-name="P1">Fashion designers and textile manufacturers struggle to quickly identify pattern types for sorting, recommendation, and reuse.</text:p>
        </text:list-item>
        <text:list-item>
          <text:p text:style-name="P1">Human visual classification is impacted by fatigue, bias, and lack of standardization.</text:p>
        </text:list-item>
      </text:list>
      <text:p text:style-name="Horizontal_20_Line"/>
      <text:h text:style-name="Heading_20_3" text:outline-level="3"><text:span text:style-name="Strong_20_Emphasis">Proposed Solution</text:span></text:h>
      <text:list xml:id="list167248849" text:style-name="L2">
        <text:list-item>
          <text:p text:style-name="P2">A deep learning-based image classification system trained on fabric pattern datasets.</text:p>
        </text:list-item>
        <text:list-item>
          <text:p text:style-name="P2">Utilizes CNN architectures and transfer learning (e.g., VGG, ResNet) for accurate pattern identification.</text:p>
        </text:list-item>
        <text:list-item>
          <text:p text:style-name="P2">Includes a user-friendly interface (mobile/web) to upload and classify fabric images instantly.</text:p>
        </text:list-item>
        <text:list-item>
          <text:p text:style-name="P2">Employs Grad-CAM visualization to provide interpretability for business trust.</text:p>
        </text:list-item>
        <text:list-item>
          <text:p text:style-name="P2">Supports real-time deployment and scalable tagging for e-commerce and manufacturing inventory.</text:p>
        </text:list-item>
      </text:list>
      <text:p text:style-name="Horizontal_20_Line"/>
      <text:h text:style-name="Heading_20_3" text:outline-level="3"><text:span text:style-name="Strong_20_Emphasis">Fit Justification</text:span></text:h>
      <text:list xml:id="list27466009" text:style-name="L3">
        <text:list-item>
          <text:p text:style-name="P3">Reduces manual effort by automating repetitive visual tasks.</text:p>
        </text:list-item>
        <text:list-item>
          <text:p text:style-name="P3">Ensures accuracy and consistency in classification through a trained AI model</text:p>
        </text:list-item>
      </text:list>
      <text:list xml:id="list1566059149" text:style-name="L4">
        <text:list-item>
          <text:p text:style-name="P4">Scalable and fast, capable of handling large inventory or bulk uploads.</text:p>
        </text:list-item>
      </text:list>
      <text:list xml:id="list88465434" text:style-name="L5">
        <text:list-item>
          <text:p text:style-name="P5"><text:soft-page-break/>Matches real-world industry need for digitized, intelligent inventory systems.</text:p>
        </text:list-item>
      </text:list>
      <text:list xml:id="list312950781" text:style-name="L6">
        <text:list-item>
          <text:p text:style-name="P6">Increases efficiency and productivity across fashion, textile, and retail domain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1:16:04.782885164</meta:creation-date>
    <dc:date>2025-06-28T21:20:33.162185666</dc:date>
    <meta:editing-duration>PT1M11S</meta:editing-duration>
    <meta:editing-cycles>2</meta:editing-cycles>
    <meta:generator>LibreOffice/7.3.7.2$Linux_X86_64 LibreOffice_project/30$Build-2</meta:generator>
    <meta:document-statistic meta:table-count="0" meta:image-count="0" meta:object-count="0" meta:page-count="2" meta:paragraph-count="21" meta:word-count="250" meta:character-count="1773" meta:non-whitespace-character-count="1556"/>
  </office:meta>
</office:document-meta>
</file>